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RISPIN PEÑA BELIA FL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31113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84936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RISPIN PEÑA BELIA FL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31113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49626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1/2021</text:p>
          </table:table-cell>
          <table:table-cell table:style-name="Tabla2.A3" office:value-type="string">
            <text:p text:style-name="P22">799793</text:p>
          </table:table-cell>
          <table:table-cell table:style-name="Tabla2.D3" office:value-type="string">
            <text:p text:style-name="P23">29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36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